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5.75in"/>
    </style:style>
    <style:style style:name="co6" style:family="table-column">
      <style:table-column-properties fo:break-before="auto" style:column-width="4.5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fo:color="#3465a4" style:text-underline-style="none"/>
    </style:style>
    <style:style style:name="ce13" style:family="table-cell" style:parent-style-name="Default">
      <style:text-properties fo:color="#3465a4"/>
    </style:style>
    <style:style style:name="ce14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84"/>
    <style:style style:name="T1" style:family="text">
      <style:text-properties style:font-name="Nimbus Mono P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Legend:</text:p>
          </table:table-cell>
          <table:table-cell table:style-name="ce4" office:value-type="string" calcext:value-type="string">
            <text:p>Not working</text:p>
          </table:table-cell>
          <table:table-cell table:style-name="ce6" office:value-type="string" calcext:value-type="string" table:number-columns-spanned="3" table:number-rows-spanned="1">
            <text:p>Working with patches to framework</text:p>
          </table:table-cell>
          <table:covered-table-cell table:number-columns-repeated="2" table:style-name="ce1"/>
          <table:table-cell table:style-name="ce10" office:value-type="string" calcext:value-type="string">
            <text:p>Working with workarounds in userspace code</text:p>
          </table:table-cell>
          <table:table-cell table:style-name="ce11" office:value-type="string" calcext:value-type="string">
            <text:p>Working with minor caveats</text:p>
          </table:table-cell>
          <table:table-cell table:style-name="ce14" office:value-type="string" calcext:value-type="string" table:number-columns-spanned="3" table:number-rows-spanned="1">
            <text:p>100% working out of the box</text:p>
          </table:table-cell>
          <table:covered-table-cell/>
          <table:covered-table-cell table:style-name="ce1"/>
          <table:table-cell table:number-columns-repeated="2"/>
          <table:table-cell table:style-name="ce1" table:number-columns-repeated="1012"/>
        </table:table-row>
        <table:table-row table:style-name="ro1">
          <table:table-cell/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/>
          <table:table-cell table:style-name="ce1" table:number-columns-repeated="10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Working?</text:p>
          </table:table-cell>
          <table:table-cell table:style-name="ce1" office:value-type="string" calcext:value-type="string">
            <text:p>Patches</text:p>
          </table:table-cell>
          <table:table-cell table:style-name="ce1" office:value-type="string" calcext:value-type="string">
            <text:p>Workarounds</text:p>
          </table:table-cell>
          <table:table-cell table:style-name="ce1" office:value-type="string" calcext:value-type="string">
            <text:p>Caveats</text:p>
          </table:table-cell>
          <table:table-cell table:style-name="ce1" office:value-type="string" calcext:value-type="string">
            <text:p>Issue link (CTRL+click to open)</text:p>
          </table:table-cell>
          <table:table-cell table:style-name="ce1" office:value-type="string" calcext:value-type="string">
            <text:p>Found date</text:p>
          </table:table-cell>
          <table:table-cell table:style-name="ce1" office:value-type="string" calcext:value-type="string">
            <text:p>Fixed dat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4">
            <text:p>Rust</text:p>
          </table:table-cell>
          <table:table-cell table:style-name="ce2" office:value-type="string" calcext:value-type="string" table:number-columns-spanned="1" table:number-rows-spanned="2">
            <text:p>sqlx</text:p>
          </table:table-cell>
          <table:table-cell table:style-name="ce8" office:value-type="string" calcext:value-type="string" table:number-columns-spanned="1" table:number-rows-spanned="2">
            <text:p>No</text:p>
          </table:table-cell>
          <table:table-cell table:number-columns-repeated="3"/>
          <table:table-cell table:style-name="ce12" table:formula="of:=HYPERLINK(&quot;https://github.com/vitessio/vitess/issues/6643&quot;; &quot;`2027 (HY000): iteration count is not equal to 1` using Rust sqlx #6643&quot;)" office:value-type="string" office:string-value="`2027 (HY000): iteration count is not equal to 1` using Rust sqlx #6643" calcext:value-type="string">
            <text:p>`2027 (HY000): iteration count is not equal to 1` using Rust sqlx #6643</text:p>
          </table:table-cell>
          <table:table-cell table:style-name="ce15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>
          <table:covered-table-cell table:number-columns-repeated="3" table:style-name="ce3"/>
          <table:table-cell table:number-columns-repeated="3"/>
          <table:table-cell table:style-name="ce13" table:formula="of:=HYPERLINK(&quot;https://github.com/vitessio/vitess/issues/6644&quot;; &quot;`1105 (HY000): vtgate: [...]: empty statement` with Rust sqlx #6644&quot;)" office:value-type="string" office:string-value="`1105 (HY000): vtgate: [...]: empty statement` with Rust sqlx #6644" calcext:value-type="string">
            <text:p>`1105 (HY000): vtgate: [...]: empty statement` with Rust sqlx #6644</text:p>
          </table:table-cell>
          <table:table-cell table:style-name="ce15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2">
          <table:covered-table-cell table:style-name="ce3"/>
          <table:table-cell office:value-type="string" calcext:value-type="string">
            <text:p>mysql</text:p>
          </table:table-cell>
          <table:table-cell table:style-name="ce9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<text:span text:style-name="T1">cargo test</text:span> in upstream fails a whole bunch, but using the client in an application works.</text:p>
          </table:table-cell>
          <table:table-cell table:style-name="ce13" table:formula="of:=HYPERLINK(&quot;https://github.com/vitessio/vitess/issues/6647&quot;; &quot;SET GLOBAL support #6647&quot;)" office:value-type="string" office:string-value="SET GLOBAL support #6647" calcext:value-type="string">
            <text:p>SET GLOBAL support #6647</text:p>
          </table:table-cell>
          <table:table-cell table:style-name="ce15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mysql_async</text:p>
          </table:table-cell>
          <table:table-cell table:style-name="ce9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<text:span text:style-name="T1">cargo test</text:span> in upstream fails a whole bunch, but using the client in an application works.</text:p>
          </table:table-cell>
          <table:table-cell table:style-name="ce13" table:formula="of:=HYPERLINK(&quot;https://github.com/vitessio/vitess/issues/6647&quot;; &quot;SET GLOBAL support #6647&quot;)" office:value-type="string" office:string-value="SET GLOBAL support #6647" calcext:value-type="string">
            <text:p>SET GLOBAL support #6647</text:p>
          </table:table-cell>
          <table:table-cell table:style-name="ce15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3:44:09.503176863</meta:creation-date>
    <dc:date>2020-08-28T17:34:23.896588913</dc:date>
    <meta:editing-duration>PT5H18M50S</meta:editing-duration>
    <meta:editing-cycles>23</meta:editing-cycles>
    <meta:generator>LibreOffice/6.4.5.2$Linux_X86_64 LibreOffice_project/40$Build-2</meta:generator>
    <meta:document-statistic meta:table-count="1" meta:cell-count="33" meta:object-count="0"/>
  </office:meta>
</office:document-meta>
</file>